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06cm" svg:stroke-color="#808080" draw:marker-start-width="0.359cm" draw:marker-end-width="0.359cm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6cm" svg:stroke-color="#808080" draw:marker-start-width="0.359cm" draw:marker-end-width="0.359cm" draw:fill="solid" draw:fill-color="#c0c0c0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808080" draw:marker-start-width="0.359cm" draw:marker-end-width="0.359cm" draw:fill="solid" draw:fill-color="#cfe7e5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8080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="solid" draw:fill-color="#e6e6ff" draw:textarea-horizontal-align="justify" draw:textarea-vertical-align="middle" draw:auto-grow-height="false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svg:stroke-color="#808080" draw:marker-start-width="0.322cm" draw:marker-end-width="0.322cm" draw:fill="solid" draw:fill-color="#eeeeee" draw:textarea-horizontal-align="justify" draw:textarea-vertical-align="middle" draw:auto-grow-height="fals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106cm" svg:stroke-color="#8080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Default_5f_1">
      <style:graphic-properties draw:stroke="none" draw:stroke-dash="Fine_20_Dashed"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15.625cm" fo:min-width="20.5cm"/>
    </style:style>
    <style:style style:name="gr9" style:family="graphic" style:parent-style-name="Default_5f_1">
      <style:graphic-properties svg:stroke-width="0.106cm" svg:stroke-color="#808080" draw:marker-start-width="0.359cm" draw:marker-end-width="0.359cm" draw:fill="solid" draw:fill-color="#c0c0c0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0" style:family="graphic" style:parent-style-name="Default_5f_1">
      <style:graphic-properties svg:stroke-width="0.106cm" svg:stroke-color="#808080" draw:marker-start-width="0.359cm" draw:marker-end-width="0.359cm" draw:fill="solid" draw:fill-color="#cfe7e5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1" style:family="graphic" style:parent-style-name="Default_5f_1">
      <style:graphic-properties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2" style:family="graphic" style:parent-style-name="Default_5f_1">
      <style:graphic-properties svg:stroke-width="0.106cm" svg:stroke-color="#808080" draw:marker-start-width="0.359cm" draw:marker-end-width="0.359cm" draw:fill="solid" draw:fill-color="#e6e6ff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3" style:family="graphic" style:parent-style-name="Default_5f_1">
      <style:graphic-properties svg:stroke-width="0.081cm" svg:stroke-color="#808080" draw:marker-start-width="0.322cm" draw:marker-end-width="0.322cm" draw:fill="solid" draw:fill-color="#eeeeee" draw:textarea-horizontal-align="justify" draw:textarea-vertical-align="middle" draw:auto-grow-height="false" fo:min-height="1.093cm" fo:min-width="2.148cm" fo:padding-top="0.166cm" fo:padding-bottom="0.166cm" fo:padding-left="0.291cm" fo:padding-right="0.291cm"/>
    </style:style>
    <style:style style:name="gr14" style:family="graphic" style:parent-style-name="Default_5f_1">
      <style:graphic-properties draw:stroke="dash" draw:stroke-dash="Fine_20_Dashed" svg:stroke-width="0.106cm" svg:stroke-color="#808080" draw:marker-start-width="0.358cm" draw:marker-end-width="0.358cm" draw:stroke-linejoin="round" draw:fill="solid" draw:fill-color="#ffffff" draw:textarea-horizontal-align="justify" draw:textarea-vertical-align="middle" draw:auto-grow-height="false" fo:min-height="2.791cm" fo:min-width="9.929cm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16" style:family="graphic" style:parent-style-name="standard">
      <style:graphic-properties draw:stroke="none" draw:marker-start="" draw:fill="solid" draw:fill-color="#808080" draw:textarea-horizontal-align="justify" draw:textarea-vertical-align="middle" draw:auto-grow-height="false" fo:min-height="2.692cm" fo:min-width="15.508cm"/>
    </style:style>
    <style:style style:name="gr17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5.537cm" fo:min-width="15.508cm"/>
    </style:style>
    <style:style style:name="gr18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1.80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2.608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4.427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1.547cm" fo:min-width="2.489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marker-start="" draw:fill="solid" draw:fill-color="#dddddd" draw:textarea-horizontal-align="justify" draw:textarea-vertical-align="middle" draw:auto-grow-height="false" fo:min-height="2.393cm" fo:min-width="15.508cm"/>
    </style:style>
    <style:style style:name="gr25" style:family="graphic" style:parent-style-name="standard">
      <style:graphic-properties draw:stroke="none" draw:marker-start="" draw:fill="solid" draw:fill-color="#eeeeee" draw:textarea-horizontal-align="justify" draw:textarea-vertical-align="middle" draw:auto-grow-height="false" fo:min-height="2.393cm" fo:min-width="15.508cm"/>
    </style:style>
    <style:style style:name="gr26" style:family="graphic" style:parent-style-name="standard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0.821cm" fo:min-width="1.365cm" fo:padding-top="0.151cm" fo:padding-bottom="0.151cm" fo:padding-left="0.276cm" fo:padding-right="0.276cm"/>
    </style:style>
    <style:style style:name="gr27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28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29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30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31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32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33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34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gr35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1.342cm" fo:min-width="3.85cm"/>
    </style:style>
    <style:style style:name="gr36" style:family="graphic" style:parent-style-name="Default_5f_4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37" style:family="graphic" style:parent-style-name="Default_5f_4">
      <style:graphic-properties draw:stroke="none" draw:marker-start="" draw:fill="solid" draw:fill-color="#eeeeee" draw:textarea-horizontal-align="justify" draw:textarea-vertical-align="middle" draw:auto-grow-height="false" fo:min-height="2.393cm" fo:min-width="15.508cm"/>
    </style:style>
    <style:style style:name="gr3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40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41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42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43" style:family="graphic" style:parent-style-name="Default_5f_3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44" style:family="graphic" style:parent-style-name="Default_5f_3">
      <style:graphic-properties draw:stroke="none" draw:marker-start="" draw:fill="solid" draw:fill-color="#dddddd" draw:textarea-horizontal-align="justify" draw:textarea-vertical-align="middle" draw:auto-grow-height="false" fo:min-height="2.393cm" fo:min-width="15.508cm"/>
    </style:style>
    <style:style style:name="gr45" style:family="graphic" style:parent-style-name="Default_5f_3">
      <style:graphic-properties draw:stroke="none" draw:marker-start="" draw:fill="solid" draw:fill-color="#eeeeee" draw:textarea-horizontal-align="justify" draw:textarea-vertical-align="middle" draw:auto-grow-height="false" fo:min-height="2.393cm" fo:min-width="15.508cm"/>
    </style:style>
    <style:style style:name="gr4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48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49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50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51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52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53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54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56" style:family="graphic" style:parent-style-name="Default_5f_2">
      <style:graphic-properties draw:stroke="none" draw:marker-start="" draw:fill="solid" draw:fill-color="#808080" draw:textarea-horizontal-align="justify" draw:textarea-vertical-align="middle" draw:auto-grow-height="false" fo:min-height="2.692cm" fo:min-width="15.508cm"/>
    </style:style>
    <style:style style:name="gr57" style:family="graphic" style:parent-style-name="Default_5f_2">
      <style:graphic-properties draw:stroke="none" draw:marker-start="" draw:fill="solid" draw:fill-color="#b2b2b2" draw:textarea-horizontal-align="justify" draw:textarea-vertical-align="middle" draw:auto-grow-height="false" fo:min-height="5.537cm" fo:min-width="15.508cm"/>
    </style:style>
    <style:style style:name="gr58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1.801cm" fo:padding-top="0.165cm" fo:padding-bottom="0.165cm" fo:padding-left="0.29cm" fo:padding-right="0.29cm"/>
    </style:style>
    <style:style style:name="gr59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2.608cm" fo:padding-top="0.165cm" fo:padding-bottom="0.165cm" fo:padding-left="0.29cm" fo:padding-right="0.29cm"/>
    </style:style>
    <style:style style:name="gr60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4.427cm" fo:padding-top="0.165cm" fo:padding-bottom="0.165cm" fo:padding-left="0.29cm" fo:padding-right="0.29cm"/>
    </style:style>
    <style:style style:name="gr61" style:family="graphic" style:parent-style-name="Default_5f_2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1.547cm" fo:min-width="2.489cm" fo:padding-top="0.151cm" fo:padding-bottom="0.151cm" fo:padding-left="0.276cm" fo:padding-right="0.276cm"/>
    </style:style>
    <style:style style:name="gr6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Default_5f_2">
      <style:graphic-properties draw:stroke="none" draw:marker-start="" draw:fill="solid" draw:fill-color="#dddddd" draw:textarea-horizontal-align="justify" draw:textarea-vertical-align="middle" draw:auto-grow-height="false" fo:min-height="2.393cm" fo:min-width="15.508cm"/>
    </style:style>
    <style:style style:name="gr64" style:family="graphic" style:parent-style-name="Default_5f_2">
      <style:graphic-properties draw:stroke="none" draw:marker-start="" draw:fill="solid" draw:fill-color="#eeeeee" draw:textarea-horizontal-align="justify" draw:textarea-vertical-align="middle" draw:auto-grow-height="false" fo:min-height="2.393cm" fo:min-width="15.508cm"/>
    </style:style>
    <style:style style:name="gr65" style:family="graphic" style:parent-style-name="Default_5f_2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0.821cm" fo:min-width="1.365cm" fo:padding-top="0.151cm" fo:padding-bottom="0.151cm" fo:padding-left="0.276cm" fo:padding-right="0.276cm"/>
    </style:style>
    <style:style style:name="gr66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67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68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69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70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71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72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73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P1" style:family="paragraph">
      <loext:graphic-properties draw:fill="solid" draw:fill-color="#ffffff"/>
      <style:paragraph-properties fo:text-align="center"/>
      <style:text-properties style:font-name="Carlito"/>
    </style:style>
    <style:style style:name="P2" style:family="paragraph">
      <style:paragraph-properties fo:text-align="center"/>
      <style:text-properties style:font-name="Carlito"/>
    </style:style>
    <style:style style:name="P3" style:family="paragraph">
      <loext:graphic-properties draw:fill="solid" draw:fill-color="#c0c0c0"/>
      <style:paragraph-properties fo:text-align="center"/>
      <style:text-properties style:font-name="Carlito" fo:font-size="24pt" style:font-size-asian="24pt" style:font-size-complex="24pt"/>
    </style:style>
    <style:style style:name="P4" style:family="paragraph">
      <loext:graphic-properties draw:fill="solid" draw:fill-color="#cfe7e5"/>
      <style:paragraph-properties fo:text-align="center"/>
      <style:text-properties style:font-name="Carlito"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  <style:text-properties style:font-name="Carlito" fo:font-size="24pt" style:font-size-asian="24pt" style:font-size-complex="24pt"/>
    </style:style>
    <style:style style:name="P6" style:family="paragraph">
      <loext:graphic-properties draw:fill="solid" draw:fill-color="#e6e6ff"/>
      <style:paragraph-properties fo:text-align="center"/>
      <style:text-properties style:font-name="Carlito" fo:font-size="24pt" style:font-size-asian="24pt" style:font-size-complex="24pt"/>
    </style:style>
    <style:style style:name="P7" style:family="paragraph">
      <loext:graphic-properties draw:fill="solid" draw:fill-color="#eeeeee"/>
      <style:paragraph-properties fo:text-align="center"/>
      <style:text-properties style:font-name="Carlito"/>
    </style:style>
    <style:style style:name="P8" style:family="paragraph">
      <loext:graphic-properties draw:fill="none"/>
      <style:paragraph-properties fo:text-align="center"/>
      <style:text-properties style:font-name="Carlito"/>
    </style:style>
    <style:style style:name="P9" style:family="paragraph">
      <style:paragraph-properties fo:text-align="center"/>
      <style:text-properties style:font-name="Carlito" fo:font-size="24pt"/>
    </style:style>
    <style:style style:name="P10" style:family="paragraph">
      <style:paragraph-properties fo:text-align="center"/>
      <style:text-properties style:font-name="Carlito" fo:font-size="18pt"/>
    </style:style>
    <style:style style:name="P11" style:family="paragraph">
      <loext:graphic-properties draw:fill="solid" draw:fill-color="#eeeeee"/>
      <style:paragraph-properties fo:text-align="center"/>
      <style:text-properties style:font-name="Carlito" fo:font-size="18pt"/>
    </style:style>
    <style:style style:name="P12" style:family="paragraph">
      <style:paragraph-properties fo:text-align="center"/>
      <style:text-properties style:font-name="Carlito" fo:font-size="26pt"/>
    </style:style>
    <style:style style:name="P13" style:family="paragraph">
      <loext:graphic-properties draw:fill="solid" draw:fill-color="#ffffff"/>
      <style:paragraph-properties fo:text-align="center"/>
      <style:text-properties style:font-name="Carlito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style:font-name="Carlito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loext:graphic-properties draw:fill="solid" draw:fill-color="#eeeeee"/>
      <style:paragraph-properties fo:text-align="center"/>
    </style:style>
    <style:style style:name="P24" style:family="paragraph">
      <style:paragraph-properties fo:text-align="center"/>
      <style:text-properties style:font-name="Carlito" fo:font-weight="bold" style:font-weight-asian="bold" style:font-weight-complex="bold"/>
    </style:style>
    <style:style style:name="P25" style:family="paragraph">
      <loext:graphic-properties draw:fill="solid" draw:fill-color="#ffff66"/>
      <style:paragraph-properties fo:text-align="center"/>
      <style:text-properties style:font-name="Carlito" fo:font-weight="bold" style:font-weight-asian="bold" style:font-weight-complex="bold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-color="#ffffff"/>
      <style:paragraph-properties fo:text-align="center"/>
      <style:text-properties style:font-name="Carlito"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arlito"/>
    </style:style>
    <style:style style:name="T4" style:family="text">
      <style:text-properties style:font-name="Carlito" fo:font-style="italic" style:font-style-asian="italic" style:font-style-complex="italic"/>
    </style:style>
    <style:style style:name="T5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Carli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5.875cm" svg:x="0cm" svg:y="7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9cm" svg:height="1.897cm" svg:x="6.839cm" svg:y="20.169cm">
          <text:p text:style-name="P2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239cm" svg:height="1.897cm" svg:x="1.499cm" svg:y="12.781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.239cm" svg:height="1.897cm" svg:x="3.7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7.239cm" svg:height="1.897cm" svg:x="8.3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7.239cm" svg:height="1.897cm" svg:x="12.2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3.894cm" svg:height="2.047cm" svg:x="2.146cm" svg:y="8.537cm">
          <text:p text:style-name="P2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3.894cm" svg:height="2.047cm" svg:x="5.446cm" svg:y="8.538cm">
          <text:p text:style-name="P2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3.894cm" svg:height="2.047cm" svg:x="8.746cm" svg:y="8.538cm">
          <text:p text:style-name="P2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3.894cm" svg:height="2.047cm" svg:x="12.146cm" svg:y="8.538cm">
          <text:p text:style-name="P2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3.894cm" svg:height="2.047cm" svg:x="15.746cm" svg:y="8.538cm">
          <text:p text:style-name="P2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s" svg:x1="4.093cm" svg:y1="10.584cm" svg:x2="2.795cm" svg:y2="12.531cm" draw:start-shape="id1" draw:start-glue-point="8" svg:d="M4093 10584v541l-1298 1406" svg:viewBox="0 0 1299 1948">
          <text:p/>
        </draw:connector>
        <draw:connector draw:style-name="gr7" draw:text-style-name="P8" draw:layer="layout" draw:type="lines" svg:x1="7.393cm" svg:y1="10.585cm" svg:x2="7.319cm" svg:y2="12.782cm" draw:start-shape="id2" draw:start-glue-point="8" draw:end-shape="id3" draw:end-glue-point="0" svg:d="M7393 10585v541l-74 1101v555" svg:viewBox="0 0 75 2198">
          <text:p/>
        </draw:connector>
        <draw:connector draw:style-name="gr7" draw:text-style-name="P8" draw:layer="layout" draw:type="lines" svg:x1="10.693cm" svg:y1="10.585cm" svg:x2="11.919cm" svg:y2="12.782cm" draw:start-shape="id4" draw:start-glue-point="8" draw:end-shape="id5" svg:d="M10693 10585v541l1226 1101v555" svg:viewBox="0 0 1227 2198">
          <text:p/>
        </draw:connector>
        <draw:connector draw:style-name="gr7" draw:text-style-name="P8" draw:layer="layout" draw:type="lines" svg:x1="14.093cm" svg:y1="10.585cm" svg:x2="11.919cm" svg:y2="12.782cm" draw:start-shape="id6" draw:start-glue-point="8" draw:end-shape="id5" draw:end-glue-point="0" svg:d="M14093 10585v541l-2174 1101v555" svg:viewBox="0 0 2175 2198">
          <text:p/>
        </draw:connector>
        <draw:connector draw:style-name="gr7" draw:text-style-name="P8" draw:layer="layout" draw:type="lines" svg:x1="17.693cm" svg:y1="10.585cm" svg:x2="15.819cm" svg:y2="12.782cm" draw:start-shape="id7" draw:start-glue-point="8" draw:end-shape="id8" svg:d="M17693 10585v541l-1874 1101v555" svg:viewBox="0 0 1875 2198">
          <text:p/>
        </draw:connector>
      </draw:page>
      <draw:page draw:name="page2" draw:style-name="dp1" draw:master-page-name="Default">
        <draw:custom-shape draw:style-name="gr8" draw:text-style-name="P1" draw:layer="layout" svg:width="21cm" svg:height="15.875cm" svg:x="0cm" svg:y="7.3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239cm" svg:height="1.897cm" svg:x="6.839cm" svg:y="20.169cm">
          <text:p text:style-name="P9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239cm" svg:height="1.897cm" svg:x="1.499cm" svg:y="12.781cm">
          <text:p text:style-name="P9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1" draw:id="id11" draw:layer="layout" svg:width="7.239cm" svg:height="1.897cm" svg:x="3.7cm" svg:y="12.782cm">
          <text:p text:style-name="P9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3" draw:id="id13" draw:layer="layout" svg:width="7.239cm" svg:height="1.897cm" svg:x="8.3cm" svg:y="12.782cm">
          <text:p text:style-name="P9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6" draw:id="id16" draw:layer="layout" svg:width="7.239cm" svg:height="1.897cm" svg:x="12.2cm" svg:y="12.782cm">
          <text:p text:style-name="P9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9" draw:id="id9" draw:layer="layout" svg:width="3.894cm" svg:height="2.047cm" svg:x="2.146cm" svg:y="8.537cm">
          <text:p text:style-name="P1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" draw:id="id10" draw:layer="layout" svg:width="3.894cm" svg:height="2.047cm" svg:x="5.446cm" svg:y="8.538cm">
          <text:p text:style-name="P1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" draw:id="id12" draw:layer="layout" svg:width="3.894cm" svg:height="2.047cm" svg:x="8.746cm" svg:y="8.538cm">
          <text:p text:style-name="P1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4" draw:id="id14" draw:layer="layout" svg:width="3.894cm" svg:height="2.047cm" svg:x="12.146cm" svg:y="8.538cm">
          <text:p text:style-name="P1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5" draw:id="id15" draw:layer="layout" svg:width="3.894cm" svg:height="2.047cm" svg:x="15.746cm" svg:y="8.538cm">
          <text:p text:style-name="P1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s" svg:x1="4.093cm" svg:y1="10.584cm" svg:x2="2.795cm" svg:y2="12.531cm" draw:start-shape="id9" draw:start-glue-point="8" svg:d="M4093 10584v541l-1298 1406" svg:viewBox="0 0 1299 1948">
          <text:p/>
        </draw:connector>
        <draw:connector draw:style-name="gr7" draw:text-style-name="P8" draw:layer="layout" draw:type="lines" svg:x1="7.393cm" svg:y1="10.585cm" svg:x2="7.319cm" svg:y2="12.782cm" draw:start-shape="id10" draw:start-glue-point="8" draw:end-shape="id11" draw:end-glue-point="0" svg:d="M7393 10585v541l-74 1101v555" svg:viewBox="0 0 75 2198">
          <text:p/>
        </draw:connector>
        <draw:connector draw:style-name="gr7" draw:text-style-name="P8" draw:layer="layout" draw:type="lines" svg:x1="10.693cm" svg:y1="10.585cm" svg:x2="11.919cm" svg:y2="12.782cm" draw:start-shape="id12" draw:start-glue-point="8" draw:end-shape="id13" svg:d="M10693 10585v541l1226 1101v555" svg:viewBox="0 0 1227 2198">
          <text:p/>
        </draw:connector>
        <draw:connector draw:style-name="gr7" draw:text-style-name="P8" draw:layer="layout" draw:type="lines" svg:x1="14.093cm" svg:y1="10.585cm" svg:x2="11.919cm" svg:y2="12.782cm" draw:start-shape="id14" draw:start-glue-point="8" draw:end-shape="id13" draw:end-glue-point="0" svg:d="M14093 10585v541l-2174 1101v555" svg:viewBox="0 0 2175 2198">
          <text:p/>
        </draw:connector>
        <draw:connector draw:style-name="gr7" draw:text-style-name="P8" draw:layer="layout" draw:type="lines" svg:x1="17.693cm" svg:y1="10.585cm" svg:x2="15.819cm" svg:y2="12.782cm" draw:start-shape="id15" draw:start-glue-point="8" draw:end-shape="id16" svg:d="M17693 10585v541l-1874 1101v555" svg:viewBox="0 0 1875 2198">
          <text:p/>
        </draw:connector>
        <draw:custom-shape draw:style-name="gr14" draw:text-style-name="P13" draw:layer="layout" svg:width="10.533cm" svg:height="3.145cm" svg:x="5.042cm" svg:y="15.826cm">
          <text:p text:style-name="P12"><text:span text:style-name="T2">Sistema Operativ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5" draw:text-style-name="P14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6.008cm" svg:height="2.942cm" svg:x="3.109cm" svg:y="18.2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6.008cm" svg:height="5.787cm" svg:x="3.109cm" svg:y="12.4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381cm" svg:height="0.992cm" svg:x="5.4cm" svg:y="19.928cm">
            <text:p text:style-name="P17"><text:span text:style-name="T3">CPU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.188cm" svg:height="0.992cm" svg:x="7.893cm" svg:y="19.928cm">
            <text:p text:style-name="P17"><text:span text:style-name="T3">Memoria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381cm" svg:height="0.992cm" svg:x="11.195cm" svg:y="19.928cm">
            <text:p text:style-name="P17"><text:span text:style-name="T3">Disco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5.007cm" svg:height="0.992cm" svg:x="13.688cm" svg:y="19.928cm">
            <text:p text:style-name="P17"><text:span text:style-name="T3">Interfaz de Red</text:span></text:p>
            <draw:enhanced-geometry svg:viewBox="0 0 21600 21600" draw:type="rectangle" draw:enhanced-path="M 0 0 L 21600 0 21600 21600 0 21600 0 0 Z N"/>
          </draw:custom-shape>
          <draw:line draw:style-name="gr21" draw:text-style-name="P19" draw:layer="layout" svg:x1="13.99cm" svg:y1="17.43cm" svg:x2="12.37cm" svg:y2="19.976cm">
            <text:p/>
          </draw:line>
          <draw:line draw:style-name="gr21" draw:text-style-name="P19" draw:layer="layout" svg:x1="16.702cm" svg:y1="17.727cm" svg:x2="16.801cm" svg:y2="19.943cm">
            <text:p/>
          </draw:line>
          <draw:line draw:style-name="gr21" draw:text-style-name="P19" draw:layer="layout" svg:x1="10.683cm" svg:y1="16.933cm" svg:x2="9.459cm" svg:y2="19.943cm">
            <text:p/>
          </draw:line>
          <draw:custom-shape draw:style-name="gr22" draw:text-style-name="P18" draw:layer="layout" svg:width="4.299cm" svg:height="2.613cm" svg:x="8.806cm" svg:y="15.345cm">
            <text:p text:style-name="P2"><text:span text:style-name="T3">Gestor de</text:span><text:span text:style-name="T3"><text:line-break/></text:span><text:span text:style-name="T3">memoria</text:span><text:span text:style-name="T3"><text:line-break/></text:span><text:span text:style-name="T3">virtua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1" draw:text-style-name="P19" draw:layer="layout" svg:x1="7.574cm" svg:y1="17.661cm" svg:x2="7.078cm" svg:y2="19.91cm">
            <text:p/>
          </draw:line>
          <draw:custom-shape draw:style-name="gr22" draw:text-style-name="P18" draw:layer="layout" svg:width="4.299cm" svg:height="2.613cm" svg:x="5.462cm" svg:y="15.214cm">
            <text:p text:style-name="P2"><text:span text:style-name="T3">Planificador</text:span><text:span text:style-name="T3"><text:line-break/></text:span><text:span text:style-name="T3">o </text:span><text:span text:style-name="T4">schedule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21" draw:layer="layout" svg:width="3.647cm" svg:height="1.026cm" svg:x="3.172cm" svg:y="18.351cm">
            <draw:text-box>
              <text:p text:style-name="P20"><text:span text:style-name="T5">Hardware</text:span></text:p>
            </draw:text-box>
          </draw:frame>
          <draw:frame draw:style-name="gr23" draw:text-style-name="P21" draw:layer="layout" svg:width="2.568cm" svg:height="1.026cm" svg:x="3.24cm" svg:y="12.599cm">
            <draw:text-box>
              <text:p text:style-name="P20"><text:span text:style-name="T5">Kernel</text:span></text:p>
            </draw:text-box>
          </draw:frame>
          <draw:custom-shape draw:style-name="gr24" draw:text-style-name="P22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3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711cm" svg:height="1.587cm" svg:x="15.549cm" svg:y="16.404cm">
            <text:p text:style-name="P2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2.711cm" svg:height="1.587cm" svg:x="12.673cm" svg:y="16.371cm">
            <text:p text:style-name="P2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15.776cm" svg:y1="14.519cm" svg:x2="14.552cm" svg:y2="16.602cm">
            <text:p/>
          </draw:line>
          <draw:custom-shape draw:style-name="gr22" draw:text-style-name="P18" draw:layer="layout" svg:width="4.299cm" svg:height="2.613cm" svg:x="13.799cm" svg:y="13.13cm">
            <text:p text:style-name="P2"><text:span text:style-name="T3">Sistema</text:span></text:p>
            <text:p text:style-name="P2"><text:span text:style-name="T3">de archiv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1" draw:layer="layout" svg:width="3.99cm" svg:height="1.801cm" svg:x="3.24cm" svg:y="9.799cm">
            <draw:text-box>
              <text:p text:style-name="P20"><text:span text:style-name="T5">Bibliotecas</text:span><text:span text:style-name="T5"><text:line-break/></text:span><text:span text:style-name="T5">de sistema</text:span></text:p>
            </draw:text-box>
          </draw:frame>
          <draw:frame draw:style-name="gr23" draw:text-style-name="P21" draw:layer="layout" svg:width="4.511cm" svg:height="1.026cm" svg:x="3.141cm" svg:y="7.1cm">
            <draw:text-box>
              <text:p text:style-name="P20"><text:span text:style-name="T5">Aplicaciones</text:span></text:p>
            </draw:text-box>
          </draw:frame>
          <draw:custom-shape draw:style-name="gr27" draw:text-style-name="P18" draw:layer="layout" svg:width="4.158cm" svg:height="1.058cm" svg:x="7.81cm" svg:y="10.186cm">
            <text:p text:style-name="P17"><text:span text:style-name="T3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8" draw:layer="layout" svg:width="2.257cm" svg:height="1.058cm" svg:x="8.528cm" svg:y="7.373cm">
            <text:p text:style-name="P17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8" draw:layer="layout" svg:width="3.662cm" svg:height="1.058cm" svg:x="11.155cm" svg:y="7.278cm">
            <text:p text:style-name="P17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3.672cm" svg:height="1.058cm" svg:x="9.967cm" svg:y="8.139cm">
            <text:p text:style-name="P17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8" draw:layer="layout" svg:width="5.612cm" svg:height="1.058cm" svg:x="13.273cm" svg:y="7.975cm">
            <text:p text:style-name="P17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3.408cm" svg:height="1.058cm" svg:x="11.708cm" svg:y="9.858cm">
            <text:p text:style-name="P17"><text:span text:style-name="T3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8" draw:layer="layout" svg:width="2.257cm" svg:height="1.058cm" svg:x="7.12cm" svg:y="8.238cm">
            <text:p text:style-name="P17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4.82cm" svg:height="1.058cm" svg:x="7.087cm" svg:y="10.982cm">
            <text:p text:style-name="P17"><text:span text:style-name="T3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draw:layer="layout" svg:width="4.798cm" svg:height="1.058cm" svg:x="13.892cm" svg:y="10.621cm">
            <text:p text:style-name="P17"><text:span text:style-name="T3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5" draw:layer="layout" svg:width="8.698cm" svg:height="1.819cm" svg:x="7.217cm" svg:y="11.738cm">
            <text:p text:style-name="P24"><text:span text:style-name="T6">System calls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36" draw:text-style-name="P14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3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1" draw:layer="layout" svg:width="4.511cm" svg:height="1.026cm" svg:x="3.141cm" svg:y="7.1cm">
            <draw:text-box>
              <text:p text:style-name="P20"><text:span text:style-name="T5">Aplicaciones</text:span></text:p>
            </draw:text-box>
          </draw:frame>
          <draw:custom-shape draw:style-name="gr39" draw:text-style-name="P27" draw:layer="layout" svg:width="2.257cm" svg:height="1.058cm" svg:x="8.528cm" svg:y="7.373cm">
            <text:p text:style-name="P26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7" draw:layer="layout" svg:width="3.662cm" svg:height="1.058cm" svg:x="11.155cm" svg:y="7.278cm">
            <text:p text:style-name="P26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7" draw:layer="layout" svg:width="3.672cm" svg:height="1.058cm" svg:x="9.967cm" svg:y="8.139cm">
            <text:p text:style-name="P26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7" draw:layer="layout" svg:width="5.612cm" svg:height="1.058cm" svg:x="13.273cm" svg:y="7.975cm">
            <text:p text:style-name="P26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7" draw:layer="layout" svg:width="2.257cm" svg:height="1.058cm" svg:x="7.12cm" svg:y="8.238cm">
            <text:p text:style-name="P26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" draw:style-name="dp1" draw:master-page-name="Default">
        <draw:g>
          <draw:custom-shape draw:style-name="gr43" draw:text-style-name="P14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2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1" draw:layer="layout" svg:width="3.99cm" svg:height="1.801cm" svg:x="3.24cm" svg:y="9.799cm">
            <draw:text-box>
              <text:p text:style-name="P20"><text:span text:style-name="T5">Bibliotecas</text:span><text:span text:style-name="T5"><text:line-break/></text:span><text:span text:style-name="T5">de sistema</text:span></text:p>
            </draw:text-box>
          </draw:frame>
          <draw:frame draw:style-name="gr46" draw:text-style-name="P21" draw:layer="layout" svg:width="4.511cm" svg:height="1.026cm" svg:x="3.141cm" svg:y="7.1cm">
            <draw:text-box>
              <text:p text:style-name="P20"><text:span text:style-name="T5">Aplicaciones</text:span></text:p>
            </draw:text-box>
          </draw:frame>
          <draw:custom-shape draw:style-name="gr47" draw:text-style-name="P27" draw:layer="layout" svg:width="4.158cm" svg:height="1.058cm" svg:x="7.81cm" svg:y="10.186cm">
            <text:p text:style-name="P26"><text:span text:style-name="T3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7" draw:layer="layout" svg:width="2.257cm" svg:height="1.058cm" svg:x="8.528cm" svg:y="7.373cm">
            <text:p text:style-name="P26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7" draw:layer="layout" svg:width="3.662cm" svg:height="1.058cm" svg:x="11.155cm" svg:y="7.278cm">
            <text:p text:style-name="P26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7" draw:layer="layout" svg:width="3.672cm" svg:height="1.058cm" svg:x="9.967cm" svg:y="8.139cm">
            <text:p text:style-name="P26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7" draw:layer="layout" svg:width="5.612cm" svg:height="1.058cm" svg:x="13.273cm" svg:y="7.975cm">
            <text:p text:style-name="P26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7" draw:layer="layout" svg:width="3.408cm" svg:height="1.058cm" svg:x="11.708cm" svg:y="9.858cm">
            <text:p text:style-name="P26"><text:span text:style-name="T3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7" draw:layer="layout" svg:width="2.257cm" svg:height="1.058cm" svg:x="7.12cm" svg:y="8.238cm">
            <text:p text:style-name="P26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7" draw:layer="layout" svg:width="4.82cm" svg:height="1.058cm" svg:x="7.087cm" svg:y="10.982cm">
            <text:p text:style-name="P26"><text:span text:style-name="T3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7" draw:layer="layout" svg:width="4.798cm" svg:height="1.058cm" svg:x="13.892cm" svg:y="10.621cm">
            <text:p text:style-name="P26"><text:span text:style-name="T3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g>
          <draw:custom-shape draw:style-name="gr55" draw:text-style-name="P14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5" draw:layer="layout" svg:width="16.008cm" svg:height="2.942cm" svg:x="3.109cm" svg:y="18.2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6" draw:layer="layout" svg:width="16.008cm" svg:height="5.787cm" svg:x="3.109cm" svg:y="12.42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7" draw:layer="layout" svg:width="2.381cm" svg:height="0.992cm" svg:x="5.4cm" svg:y="19.928cm">
            <text:p text:style-name="P26"><text:span text:style-name="T3">CPU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7" draw:layer="layout" svg:width="3.188cm" svg:height="0.992cm" svg:x="7.893cm" svg:y="19.928cm">
            <text:p text:style-name="P26"><text:span text:style-name="T3">Memoria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7" draw:layer="layout" svg:width="2.381cm" svg:height="0.992cm" svg:x="11.195cm" svg:y="19.928cm">
            <text:p text:style-name="P26"><text:span text:style-name="T3">Disco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5.007cm" svg:height="0.992cm" svg:x="13.688cm" svg:y="19.928cm">
            <text:p text:style-name="P26"><text:span text:style-name="T3">Interfaz de Red</text:span></text:p>
            <draw:enhanced-geometry svg:viewBox="0 0 21600 21600" draw:type="rectangle" draw:enhanced-path="M 0 0 L 21600 0 21600 21600 0 21600 0 0 Z N"/>
          </draw:custom-shape>
          <draw:line draw:style-name="gr21" draw:text-style-name="P19" draw:layer="layout" svg:x1="13.99cm" svg:y1="17.43cm" svg:x2="12.37cm" svg:y2="19.976cm">
            <text:p/>
          </draw:line>
          <draw:line draw:style-name="gr21" draw:text-style-name="P19" draw:layer="layout" svg:x1="16.702cm" svg:y1="17.727cm" svg:x2="16.801cm" svg:y2="19.943cm">
            <text:p/>
          </draw:line>
          <draw:line draw:style-name="gr21" draw:text-style-name="P19" draw:layer="layout" svg:x1="10.683cm" svg:y1="16.933cm" svg:x2="9.459cm" svg:y2="19.943cm">
            <text:p/>
          </draw:line>
          <draw:custom-shape draw:style-name="gr61" draw:text-style-name="P27" draw:layer="layout" svg:width="4.299cm" svg:height="2.613cm" svg:x="8.806cm" svg:y="15.345cm">
            <text:p text:style-name="P10"><text:span text:style-name="T3">Gestor de</text:span><text:span text:style-name="T3"><text:line-break/></text:span><text:span text:style-name="T3">memoria</text:span><text:span text:style-name="T3"><text:line-break/></text:span><text:span text:style-name="T3">virtua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1" draw:text-style-name="P19" draw:layer="layout" svg:x1="7.574cm" svg:y1="17.661cm" svg:x2="7.078cm" svg:y2="19.91cm">
            <text:p/>
          </draw:line>
          <draw:custom-shape draw:style-name="gr61" draw:text-style-name="P27" draw:layer="layout" svg:width="4.299cm" svg:height="2.613cm" svg:x="5.462cm" svg:y="15.214cm">
            <text:p text:style-name="P10"><text:span text:style-name="T3">Planificador</text:span><text:span text:style-name="T3"><text:line-break/></text:span><text:span text:style-name="T3">o </text:span><text:span text:style-name="T4">schedule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2" draw:text-style-name="P21" draw:layer="layout" svg:width="3.647cm" svg:height="1.026cm" svg:x="3.172cm" svg:y="18.351cm">
            <draw:text-box>
              <text:p text:style-name="P20"><text:span text:style-name="T5">Hardware</text:span></text:p>
            </draw:text-box>
          </draw:frame>
          <draw:frame draw:style-name="gr62" draw:text-style-name="P21" draw:layer="layout" svg:width="2.568cm" svg:height="1.026cm" svg:x="3.24cm" svg:y="12.599cm">
            <draw:text-box>
              <text:p text:style-name="P20"><text:span text:style-name="T5">Kernel</text:span></text:p>
            </draw:text-box>
          </draw:frame>
          <draw:custom-shape draw:style-name="gr63" draw:text-style-name="P22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7" draw:layer="layout" svg:width="2.711cm" svg:height="1.587cm" svg:x="15.549cm" svg:y="16.404cm">
            <text:p text:style-name="P10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2.711cm" svg:height="1.587cm" svg:x="12.673cm" svg:y="16.371cm">
            <text:p text:style-name="P10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15.776cm" svg:y1="14.519cm" svg:x2="14.552cm" svg:y2="16.602cm">
            <text:p/>
          </draw:line>
          <draw:custom-shape draw:style-name="gr61" draw:text-style-name="P27" draw:layer="layout" svg:width="4.299cm" svg:height="2.613cm" svg:x="13.799cm" svg:y="13.13cm">
            <text:p text:style-name="P10"><text:span text:style-name="T3">Sistema</text:span></text:p>
            <text:p text:style-name="P10"><text:span text:style-name="T3">de archiv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21" draw:layer="layout" svg:width="3.99cm" svg:height="1.801cm" svg:x="3.24cm" svg:y="9.799cm">
            <draw:text-box>
              <text:p text:style-name="P20"><text:span text:style-name="T5">Bibliotecas</text:span><text:span text:style-name="T5"><text:line-break/></text:span><text:span text:style-name="T5">de sistema</text:span></text:p>
            </draw:text-box>
          </draw:frame>
          <draw:frame draw:style-name="gr62" draw:text-style-name="P21" draw:layer="layout" svg:width="4.511cm" svg:height="1.026cm" svg:x="3.141cm" svg:y="7.1cm">
            <draw:text-box>
              <text:p text:style-name="P20"><text:span text:style-name="T5">Aplicaciones</text:span></text:p>
            </draw:text-box>
          </draw:frame>
          <draw:custom-shape draw:style-name="gr66" draw:text-style-name="P27" draw:layer="layout" svg:width="4.158cm" svg:height="1.058cm" svg:x="7.81cm" svg:y="10.186cm">
            <text:p text:style-name="P26"><text:span text:style-name="T3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27" draw:layer="layout" svg:width="2.257cm" svg:height="1.058cm" svg:x="8.528cm" svg:y="7.373cm">
            <text:p text:style-name="P26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7" draw:layer="layout" svg:width="3.662cm" svg:height="1.058cm" svg:x="11.155cm" svg:y="7.278cm">
            <text:p text:style-name="P26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27" draw:layer="layout" svg:width="3.672cm" svg:height="1.058cm" svg:x="9.967cm" svg:y="8.139cm">
            <text:p text:style-name="P26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27" draw:layer="layout" svg:width="5.612cm" svg:height="1.058cm" svg:x="13.273cm" svg:y="7.975cm">
            <text:p text:style-name="P26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7" draw:layer="layout" svg:width="3.408cm" svg:height="1.058cm" svg:x="11.708cm" svg:y="9.858cm">
            <text:p text:style-name="P26"><text:span text:style-name="T3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27" draw:layer="layout" svg:width="2.257cm" svg:height="1.058cm" svg:x="7.12cm" svg:y="8.238cm">
            <text:p text:style-name="P26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7" draw:layer="layout" svg:width="4.82cm" svg:height="1.058cm" svg:x="7.087cm" svg:y="10.982cm">
            <text:p text:style-name="P26"><text:span text:style-name="T3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27" draw:layer="layout" svg:width="4.798cm" svg:height="1.058cm" svg:x="13.892cm" svg:y="10.621cm">
            <text:p text:style-name="P26"><text:span text:style-name="T3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1:07:27</meta:creation-date>
    <dc:date>2016-05-26T21:51:45.813040831</dc:date>
    <meta:editing-duration>PT2H12M20S</meta:editing-duration>
    <meta:editing-cycles>16</meta:editing-cycles>
    <meta:generator>LibreOffice/5.0.4.2$Linux_X86_64 LibreOffice_project/2b9802c1994aa0b7dc6079e128979269cf95bc78</meta:generator>
    <dc:creator>Eduardo Grosclaude</dc:creator>
    <meta:document-statistic meta:object-count="124"/>
  </office:meta>
</office:document-meta>
</file>